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line-height="100%"/>
    </style:style>
    <style:style style:name="P4" style:family="paragraph" style:parent-style-name="Heading_20_1" style:master-page-name="Standard">
      <style:paragraph-properties style:page-number="1"/>
    </style:style>
    <style:style style:name="P5" style:family="paragraph" style:parent-style-name="Heading_20_2">
      <style:paragraph-properties fo:margin-top="0in" fo:margin-bottom="0in" style:contextual-spacing="false" fo:line-height="100%"/>
    </style:style>
    <style:style style:name="P6"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7" style:family="paragraph" style:parent-style-name="Heading_20_3">
      <style:paragraph-properties fo:margin-top="0in" fo:margin-bottom="0in" style:contextual-spacing="false" fo:line-height="100%"/>
    </style:style>
    <style:style style:name="P8" style:family="paragraph" style:parent-style-name="LO-normal">
      <style:paragraph-properties fo:break-before="page"/>
    </style:style>
    <style:style style:name="T1" style:family="text">
      <style:text-properties style:font-name="Sorts Mill Goudy" fo:font-size="12pt" style:font-name-asian="Sorts Mill Goudy1" style:font-size-asian="12pt" style:font-name-complex="Sorts Mill Goudy1" style:font-size-complex="12pt"/>
    </style:style>
    <style:style style:name="T2" style:family="text">
      <style:text-properties fo:font-weight="bold" style:font-weight-asian="bold"/>
    </style:style>
    <style:style style:name="Sect1" style:family="section">
      <style:section-properties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4" text:outline-level="1">Cecelyne Charms</text:h>
        <text:h text:style-name="P5" text:outline-level="2">Lesser Charms</text:h>
        <text:h text:style-name="P6" text:outline-level="3"/>
        <text:h text:style-name="P7" text:outline-level="3"><text:span text:style-name="T1">Impending Doom</text:span></text:h>
        <text:p text:style-name="LO-normal"><text:span text:style-name="T2">Cost: </text:span>2m; <text:span text:style-name="T2">Mins:</text:span> <text:s/>Cecelyne 1<text:line-break/><text:span text:style-name="T2">Type:</text:span> Secondary Action<text:line-break/><text:span text:style-name="T2">Duration: </text:span>One Scene</text:p>
        <text:p text:style-name="LO-normal">The Infernal may make a <text:span text:style-name="T2">Influence Emotion</text:span> action without being the source of the Influence. The target will ascribe this emotion to the closest thing that they can rationalize. If Panic were to be placed into them, they might become convinced that their ally is about to betray them.</text:p>
        <text:h text:style-name="P7" text:outline-level="3"><text:span text:style-name="T1">Induced Paranoia</text:span></text:h>
        <text:p text:style-name="LO-normal"><text:span text:style-name="T2">Cost: </text:span>5m (committed); <text:span text:style-name="T2">Mins:</text:span> <text:s/>Cecelyne 2<text:line-break/><text:span text:style-name="T2">Type:</text:span> Simple<text:line-break/><text:span text:style-name="T2">Duration: </text:span>One Scene</text:p>
        <text:p text:style-name="LO-normal">The Infernal spikes their words with seeds of doubt, paranoia, and fear, and then impales it into the mind of a target.</text:p>
        <text:p text:style-name="LO-normal">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LO-normal">Often, the Infernal may use this false Intimacy to leverage out actual secrets and information the Target may know.</text:p>
        <text:h text:style-name="P7" text:outline-level="3"><text:span text:style-name="T1">Inopportune Desire</text:span></text:h>
        <text:p text:style-name="LO-normal"><text:span text:style-name="T2">Cost: </text:span>4m; <text:span text:style-name="T2">Mins:</text:span> <text:s/>Cecelyne 3<text:line-break/><text:span text:style-name="T2">Type:</text:span> Simple<text:line-break/><text:span text:style-name="T2">Duration: </text:span>Instant</text:p>
        <text:p text:style-name="LO-normal">The Infernal leverages a target’s Intimacy, and rolls (Insight + Cecelyne) against the target’s Resolve. If successful, the target will express this Intimacy in an uncontrolled, expressive manner--either immediately, or with a specific trigger the Infernal states. </text:p>
        <text:h text:style-name="P7" text:outline-level="3"><text:span text:style-name="T1">Knowing the Desolate Heart</text:span></text:h>
        <text:p text:style-name="LO-normal"><text:span text:style-name="T2">Cost: </text:span>5m; <text:span text:style-name="T2">Mins:</text:span> <text:s/>Cecelyne 4<text:line-break/><text:span text:style-name="T2">Type:</text:span> Simple<text:line-break/><text:span text:style-name="T2">Duration: </text:span>Instant</text:p>
        <text:p text:style-name="LO-normal">The Infernal may make a <text:span text:style-name="T2">Discover Intimacy</text:span> action against a target to find out the target’s current, most pressing Desire that they cannot currently achieve. Unlike most Discover Intimacy rolls, the target does not need to be actively displaying any signs of this current Desire.</text:p>
        <text:h text:style-name="P7" text:outline-level="3"><text:span text:style-name="T1">Conflicting Desire</text:span></text:h>
        <text:p text:style-name="LO-normal"><text:span text:style-name="T2">Cost: </text:span>6m; <text:span text:style-name="T2">Mins:</text:span> <text:s/>Cecelyne 4<text:line-break/><text:span text:style-name="T2">Type:</text:span> Simple<text:line-break/><text:span text:style-name="T2">Duration: </text:span>Instant</text:p>
        <text:p text:style-name="LO-normal">The Infernal leverages an Intimacy of a character, rolling (Insight + Cecelyne) vs the target’s Resolve. If successful, they force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h text:style-name="P5" text:outline-level="2">Greater Charms</text:h>
        <text:h text:style-name="P7" text:outline-level="3"><text:span text:style-name="T1">As You Wish</text:span></text:h>
        <text:p text:style-name="LO-normal"><text:span text:style-name="T2">Cost: <text:s/></text:span>XXm; <text:span text:style-name="T2">Mins:</text:span> <text:s/>Cecelyne 4<text:line-break/><text:span text:style-name="T2">Type:</text:span> Simple<text:line-break/><text:span text:style-name="T2">Duration: </text:span>One Story</text:p>
        <text:p text:style-name="LO-normal">[[Works similar to existing <text:s/>charm]]</text:p>
        <text:p text:style-name="LO-normal"/>
        <text:h text:style-name="P7" text:outline-level="3"><text:soft-page-break/><text:span text:style-name="T1">The Curse of Truth</text:span></text:h>
        <text:p text:style-name="LO-normal"><text:span text:style-name="T2">Cost: <text:s/></text:span>XXm; <text:span text:style-name="T2">Mins:</text:span> <text:s/>Cecelyne 5<text:line-break/><text:span text:style-name="T2">Type:</text:span> Simple<text:line-break/><text:span text:style-name="T2">Duration: </text:span>One Scene</text:p>
        <text:p text:style-name="LO-normal">[[The Cursed character must speak all truth]]</text:p>
        <text:p text:style-name="P8"/>
      </text:section>
      <text:section text:style-name="Sect2" text:name="Section1">
        <text:h text:style-name="P3"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8:07</dc:date>
    <meta:editing-cycles>4</meta:editing-cycles>
    <meta:editing-duration>P0D</meta:editing-duration>
    <meta:generator>LibreOffice/7.0.2.2$Windows_X86_64 LibreOffice_project/8349ace3c3162073abd90d81fd06dcfb6b36b994</meta:generator>
    <meta:document-statistic meta:table-count="0" meta:image-count="0" meta:object-count="0" meta:page-count="3" meta:paragraph-count="28" meta:word-count="414" meta:character-count="2546" meta:non-whitespace-character-count="2150"/>
  </office:meta>
</office:document-meta>
</file>